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AResourceAdapter.getXAResources( ActivationSpec [ ] 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ResourceAdapter.start( Bootstrap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ResourceAdapt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AResourceAdapter.endpointDeactivation( MessageEndpointFactory mef , ActivationSpec 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CAResourceAdapter.endpointActivation( MessageEndpointFactory mef , ActivationSpec a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